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paragraph-rsid="00197a90" style:font-weight-asian="bold" style:font-weight-complex="bold"/>
    </style:style>
    <style:style style:name="P2" style:family="paragraph" style:parent-style-name="Text_20_body">
      <style:text-properties officeooo:paragraph-rsid="00197a90"/>
    </style:style>
    <style:style style:name="P3" style:family="paragraph" style:parent-style-name="Standard">
      <style:paragraph-properties fo:text-align="center" style:justify-single-word="false"/>
      <style:text-properties officeooo:paragraph-rsid="001b69e3"/>
    </style:style>
    <style:style style:name="P4" style:family="paragraph" style:parent-style-name="Standard">
      <style:paragraph-properties fo:text-align="start" style:justify-single-word="false"/>
      <style:text-properties officeooo:paragraph-rsid="001d9bac"/>
    </style:style>
    <style:style style:name="P5" style:family="paragraph" style:parent-style-name="Normal_20__28_Web_29_">
      <style:text-properties fo:language="en" fo:country="US" officeooo:paragraph-rsid="00197a90"/>
    </style:style>
    <style:style style:name="P6" style:family="paragraph" style:parent-style-name="Normal_20__28_Web_29_">
      <style:text-properties officeooo:paragraph-rsid="00197a90"/>
    </style:style>
    <style:style style:name="P7" style:family="paragraph" style:parent-style-name="Standard">
      <style:paragraph-properties fo:text-align="start" style:justify-single-word="false"/>
      <style:text-properties officeooo:rsid="001d9bac" officeooo:paragraph-rsid="001d9bac"/>
    </style:style>
    <style:style style:name="P8" style:family="paragraph" style:parent-style-name="Standard">
      <style:paragraph-properties fo:text-align="start" style:justify-single-word="false"/>
      <style:text-properties fo:font-weight="bold" officeooo:paragraph-rsid="001d9ba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d9bac" officeooo:paragraph-rsid="001d9ba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font-size="16pt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Usando o Vacuum e Analyze</text:span><text:line-break/></text:p>
      <text:p text:style-name="P9">Otimizando o Desempenho com Vacuum</text:p>
      <text:p text:style-name="P4"/>
      <text:p text:style-name="P7">Gerenciar e otimizar o espeço em disco. No PostgreSQL as alterações e remoções de registros são apenas marcadas mas o espaço continua ocupado. Para a remoção de fato precisamos executar o comando vacuum. Existe também o comando vacuumdb para a linha de comando.</text:p>
      <text:p text:style-name="P4"/>
      <text:p text:style-name="P7">Sintaxe</text:p>
      <text:p text:style-name="P7"><text:tab/>vacuum [full | freeze | verbose] [tabela]</text:p>
      <text:p text:style-name="P7"><text:tab/><text:tab/>vacuum [full | freeze |verbose] analyze [tabela]{</text:p>
      <text:p text:style-name="P7"><text:tab/><text:tab/>campo[,...])]]</text:p>
      <text:p text:style-name="P7"><text:tab/><text:tab/></text:p>
      <text:p text:style-name="P7">\c intranet</text:p>
      <text:p text:style-name="P7">vacuum verbose lotes;</text:p>
      <text:p text:style-name="P4"/>
      <text:p text:style-name="P7">O vacuum atualiza a tabela de estatísticas.</text:p>
      <text:p text:style-name="P4"/>
      <text:p text:style-name="P7">vacuum analyze perímetros;</text:p>
      <text:p text:style-name="P4"/>
      <text:p text:style-name="P7">ANALYZE - Atualiza as estatísticas do banco de dados no catálogo (na tabela</text:p>
      <text:p text:style-name="P7">pg_statistic).</text:p>
      <text:p text:style-name="P4"/>
      <text:p text:style-name="P7">Após o seu uso o PostgreSQL melhora seu desempenho, tomando decisões mais</text:p>
      <text:p text:style-name="P7">adequadas para atender às solicitações dos usuários.</text:p>
      <text:p text:style-name="P4"/>
      <text:p text:style-name="P7">Sintaxe</text:p>
      <text:p text:style-name="P7"><text:tab/>analyze [verbose [[tabela[(campo[,...])]]</text:p>
      <text:p text:style-name="P7"><text:tab/></text:p>
      <text:p text:style-name="P7">\c intranet</text:p>
      <text:p text:style-name="P7">analyze lotes;</text:p>
      <text:p text:style-name="P7">analyze verbose lotes;</text:p>
      <text:p text:style-name="P4"/>
      <text:p text:style-name="P7">Autovacuum:</text:p>
      <text:p text:style-name="P7">https://www.postgresql.org/docs/9.6/static/runtime-config-autovacuum.html</text:p>
      <text:p text:style-name="P7">https://www.postgresql.org/docs/9.6/static/routine-vacuuming.html#AUTOVACUUM</text:p>
      <text:p text:style-name="P4"/>
      <text:p text:style-name="P7">Atualmente o autovacuum roda como um processo, veja:</text:p>
      <text:p text:style-name="P4"/>
      <text:p text:style-name="P7">ps ax | grep postgres</text:p>
      <text:p text:style-name="P4"/>
      <text:p text:style-name="P7">1325 ? <text:s text:c="7"/>Ss <text:s text:c="4"/>0:00 postgres: autovacuum launcher process</text:p>
      <text:p text:style-name="P4"/>
      <text:p text:style-name="P4"/>
      <text:p text:style-name="P7">Otimizando o Banco</text:p>
      <text:p text:style-name="P7"><text:tab/>vacuum;</text:p>
      <text:p text:style-name="P7"><text:tab/>vacuum -a </text:p>
      <text:p text:style-name="P7"><text:tab/><text:tab/>-a todos os databases</text:p>
      <text:p text:style-name="P7"><text:tab/>vacuumdb -f -a -z </text:p>
      <text:p text:style-name="P7"><text:tab/><text:tab/>-f </text:p>
      <text:p text:style-name="P7"><text:tab/><text:tab/>-a todos os databases</text:p>
      <text:p text:style-name="P7"><text:tab/><text:tab/>-z analize</text:p>
      <text:p text:style-name="P8"><text:soft-page-break/>Uso do Vacuum</text:p>
      <text:p text:style-name="P6"><text:span text:style-name="Strong_20_Emphasis">VACUUM <text:line-break/></text:span>Vacuum - limpa e opcionalmente analisa um banco de dados. Recupera a área de armazenamento ocupada pelos registros excluídas. Na operação normal do PostgreSQL os registros excluídos, ou tornados obsoletos por causa de uma atualização, não são fisicamente removidos da tabela; permanecem presentes até o comando VACUUM ser executado. Portanto, é necessário executar o comando VACUUM periodicamente, especialmente em tabelas freqüentemente atualizadas. </text:p>
      <text:p text:style-name="P6">Sem nenhum parâmetro, o comando VACUUM processa todas as tabelas do banco de dados corrente. Com um parâmetro, o comando VACUUM processa somente esta tabela.<text:line-break/>O comando VACUUM ANALYZE executa o VACUUM e depois o ANALYZE para cada tabela selecionada. Esta é uma forma de combinação útil para scripts de rotinas de manutenção. Para obter mais detalhes sobre o seu processamento deve ser consultado o comando ANALYZE.<text:line-break/>O comando VACUUM simples (sem o FULL) apenas recupera o espaço, tornando-o disponível para ser reutilizado. Esta forma do comando pode operar em paralelo com a leitura e escrita normal da tabela, porque não é obtido um bloqueio exclusivo. O VACUUM FULL executa um processamento mais extenso, incluindo a movimentação das tuplas entre blocos para tentar compactar a tabela no menor número de blocos de disco possível. Esta forma é muito mais lenta, e requer o bloqueio exclusivo de cada tabela enquanto está sendo processada.</text:p>
      <text:p text:style-name="P6"><text:span text:style-name="T1">Parâmetros</text:span><text:line-break/><text:line-break/>FULL<text:line-break/>Seleciona uma limpeza "completa", que pode recuperar mais espaço, mas é muito mais demorada e bloqueia a tabela no modo exclusivo.<text:line-break/><text:line-break/>FREEZE<text:line-break/>Seleciona um "congelamento" agressivo das tuplas. Especificar FREEZE é equivalente a realizar o VACUUM com o parâmetro vacuum_freeze_min_age definido como zero. A opção FREEZE está em obsolescência e será removida em uma versão futura; em vez de utilizar esta opção deve ser definido o parâmetro vacuum_freeze_min_age. <text:span text:style-name="T2">(adicionar ao postgresql.conf).<text:line-break/>vacuum_freeze_min_age (integer)<text:line-break/><text:line-break/>Specifies the cutoff age (in transactions) that VACUUM should use to decide whether to replace transaction IDs with FrozenXID while scanning a table. The default is 100000000 (100 million). Although users can set this value anywhere from zero to 1000000000, VACUUM will silently limit the effective value to half the value of autovacuum_freeze_max_age, so that there is not an unreasonably short time between forced autovacuums. For more information see Seção 22.1.3.</text:span></text:p>
      <text:p text:style-name="P5">A convenient way to examine this information is to execute queries such as SELECT relname, age(relfrozenxid) FROM pg_class WHERE relkind = 'r';<text:line-break/>SELECT datname, age(datfrozenxid) FROM pg_database;</text:p>
      <text:p text:style-name="P6">VERBOSE<text:line-break/>Mostra, para cada tabela, um relatório detalhado da atividade de limpeza.</text:p>
      <text:p text:style-name="P6"><text:soft-page-break/>ANALYZE<text:line-break/>Atualiza as estatísticas utilizadas pelo planejador para determinar o modo mais eficiente de executar um comando.<text:line-break/><text:line-break/><text:span text:style-name="T1">tabela</text:span><text:line-break/>O nome (opcionalmente qualificado pelo esquema) da tabela específica a ser limpa. Por padrão todas as tabelas do banco de dados corrente.<text:line-break/><text:line-break/><text:span text:style-name="T1">coluna <text:line-break/></text:span>O nome da coluna específica a ser analisada. Por padrão todas as colunas.</text:p>
      <text:p text:style-name="P6"><text:span text:style-name="T1">Executando o Vacuum Manualmente<text:line-break/><text:line-break/>Para uma tabela</text:span><text:line-break/>VACUUM ANALYZE tabela; <text:line-break/>VACUUM VERBOSE ANALYZE clientes;<text:line-break/><text:line-break/>Para todo um banco<text:line-break/>\c nomebanco<text:line-break/>VACUUM FULL ANALYZE; <text:line-break/><text:line-break/>Encontrar as 5 maiores tabelas e índices<text:line-break/>SELECT relname, relpages FROM pg_class ORDER BY relpages DESC LIMIT 5; </text:p>
      <text:p text:style-name="P6"><text:span text:style-name="Strong_20_Emphasis">Ativando o daemon do auto-vacuum <text:line-break/></text:span>Iniciando na versão 8.1 é um processo opcional do servidor, chamado de autovacuum daemon, cujo uso é para automatizar a execução dos comandos VACUUM e ANALYZE. <text:line-break/><text:line-break/>Roda periodicamente e checa o uso em baixo nível do coletor de estatísticas.<text:line-break/>Só pode ser usado se stats_start_collector e stats_row_level forem alterados para true. <text:line-break/><text:line-break/>Veja detalhes na aula 5 do módulo 2 (Monitorando as Atividades do Servidor do PostgreSQL).<text:line-break/><text:line-break/>Por default será executado a casa 60 segundos. Para alterar descomente e mude a linha:<text:line-break/>autovacuum_naptime = 60 </text:p>
      <text:p text:style-name="P1">Autovacuum</text:p>
      <text:p text:style-name="P2"/>
      <text:p text:style-name="P2">Assim que você entra em produção no 8.0, você vai querer fazer um plano de manutenção incluindo VACUUMs e ANALYZEs. Se seus bancos de dados envolvem um fluxo contínuo de escrita de dados, mas não requer a maciças cargas e apagamentos de dados ou freqüentes reinícios, isto significa que você deve configurar o pg_autovacuum. Isto é melhor que agendar vaccuns porque:</text:p>
      <text:p text:style-name="P2"><text:s text:c="4"/>* Tabelas sofrem o vaccum baseados nas suas atividades, excluindo tabelas que apenas sofrem leituras.</text:p>
      <text:p text:style-name="P2"><text:s text:c="4"/>* A freqüência dos vaccums cresce automaticamente com o crescimento da atividade no banco de dados.</text:p>
      <text:p text:style-name="P2"><text:soft-page-break/><text:s text:c="4"/>* É mais fácil calcular o mapa de espaço livre e evitar o inchaço do banco de dados.</text:p>
      <text:p text:style-name="P2">Configurando o autovacuum requer a fácil compilação de um módulo do diretório contrib/pg_autovacuum da fonte do seu PostgreSQL (usuários Windows devem procurar o autovacuum incluído no pacote do instalador). Você liga as estatísticas de configuração detalhadas no README. Então você inicia o autovacuum depois de o PostgreSQL ser iniciado como um processo separado; ele será desligado automaticamente quando o PostgreSQL desligar.</text:p>
      <text:p text:style-name="P2">As configurações padrões do autovacuum são muito conservadores, imagino, e são mais indicadas para bancos de dados muito pequenos. Eu geralmente uso algo mais agressivo como:</text:p>
      <text:p text:style-name="P2">-D -v 400 -V 0.4 -a 100 -A 0.3</text:p>
      <text:p text:style-name="P2">Isto irá rodar o vaccum nas tabelas após 400 linhas + 40% da tabela ser atualizada ou apagada e irá rodar o analyze após 100 linhas + 30% da tabelas sofres inserções, atualizações ou ser apagada. As configurações acima também me permitem configurar o meu max_fsm_pages para 50% das páginas de dados com a confiança de que este número não será subestimado gerando um inchaço no banco de dados. Nós atualmente estamos testando várias configurações na OSDL e teremos mais informações em breve.</text:p>
      <text:p text:style-name="P2">Note que você também pode usar o autovacuum para configurar opções de atraso ao invés de configura-lo no PostgreSQL.conf. O atraso no Vaccum pode ser de vital importância em sistemas que tem tabelas e índices grandes; em último caso pode parar uma operação importante.</text:p>
      <text:p text:style-name="P2">Existem infelizmente um par de limitações sérias para o autovacuum no 8.0 que serão eliminadas em versões futuras:</text:p>
      <text:p text:style-name="P2"><text:s text:c="4"/>* Não tem memória de longa duração: autovacuum esquece toda a sua atividade quando você reinicia o banco de dados. Então se você reinicia regularmente, você deve realizar um VACUUM ANALYZE em todo o banco de dados imediatamente antes ou depois.</text:p>
      <text:p text:style-name="P2"><text:s text:c="4"/>* Preste atenção em quanto o servidor está ocupado: há planos de checar a carga do servidor antes de realizar o vacuum, mas não é uma facilidade corrente. Então se você tem picos de carga extremos, o autovacuum não é para você.</text:p>
      <text:p text:style-name="P2">Fábio Telles em - <text:a xlink:type="simple" xlink:href="http://www.midstorm.org/~telles/2006/10/" text:style-name="Internet_20_link" text:visited-style-name="Visited_20_Internet_20_Link">http://www.midstorm.org/~telles/2006/10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2:19:30.831007550</meta:creation-date>
    <dc:date>2017-06-15T17:37:58.276479945</dc:date>
    <meta:editing-duration>PT1M2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4" meta:paragraph-count="59" meta:word-count="1200" meta:character-count="7864" meta:non-whitespace-character-count="6645"/>
  </office:meta>
</office:document-meta>
</file>